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textarea-vertical-align="top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.051cm" fo:margin-bottom="0cm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152cm" fo:margin-bottom="0cm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Rust, WASM and Vue<text:line-break/><text:line-break/>github.com/greenpdx/wasm-vu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What we will learn</text:p>
          </draw:text-box>
        </draw:frame>
        <draw:frame presentation:style-name="pr4" draw:layer="layout" svg:width="25.199cm" svg:height="9.564cm" svg:x="1.4cm" svg:y="6.35cm" presentation:class="outline" presentation:user-transformed="true">
          <draw:text-box>
            <text:list text:style-name="L2">
              <text:list-item>
                <text:p>WASM<text:tab/><text:tab/><text:tab/>Why, What and How</text:p>
              </text:list-item>
              <text:list-item>
                <text:p>Vue<text:tab/><text:tab/><text:tab/><text:tab/>Looks are everything</text:p>
              </text:list-item>
              <text:list-item>
                <text:p>Wasm-pack<text:tab/>The magic</text:p>
              </text:list-item>
              <text:list-item>
                <text:p>Load it<text:tab/><text:tab/><text:tab/>Future and Promises </text:p>
              </text:list-item>
              <text:list-item>
                <text:p>The App<text:tab/><text:tab/>Calls and point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SM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eed is a need, JavaScript is slow</text:p>
              </text:list-item>
              <text:list-item>
                <text:p>Compiled and optimized; <text:s/>Rust, C/C++, Go</text:p>
              </text:list-item>
              <text:list-item>
                <text:p>rustc --target wasm32-unknown-unknown -O add.rs</text:p>
              </text:list-item>
              <text:list-item>
                <text:p>Stack machine.</text:p>
              </text:list-item>
              <text:list-item>
                <text:p>S-Code</text:p>
              </text:list-item>
              <text:list-item>
                <text:p>https://developer.mozilla.org/en-US/docs/WebAssembly/Rust_to_wa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ue: front end framewor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lexible, web-pack, data reactive (get,set)</text:p>
              </text:list-item>
              <text:list-item>
                <text:p>Visual XML tags </text:p>
              </text:list-item>
              <text:list-item>
                <text:p>Component based</text:p>
              </text:list-item>
              <text:list-item>
                <text:p>Compare</text:p>
                <text:list>
                  <text:list-item>
                    <text:p>React: XML hidden inside code</text:p>
                  </text:list-item>
                  <text:list-item>
                    <text:p>Angular: strict, Like Windows 3.1 MFC</text:p>
                  </text:list-item>
                </text:list>
              </text:list-item>
              <text:list-item>
                <text:p>Docum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Vue System Structure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</text:span><text:span text:style-name="T1">ackage.json</text:span></text:p>
              </text:list-item>
              <text:list-item>
                <text:p text:style-name="P2"><text:span text:style-name="T1">Cargo.toml</text:span></text:p>
              </text:list-item>
              <text:list-item>
                <text:p text:style-name="P3"><text:span text:style-name="T1">vue.config.js</text:span></text:p>
                <text:list>
                  <text:list-item>
                    <text:p text:style-name="P4"><text:span text:style-name="T1">public/</text:span></text:p>
                  </text:list-item>
                  <text:list-item>
                    <text:p text:style-name="P3"><text:span text:style-name="T1">pkg/</text:span></text:p>
                  </text:list-item>
                  <text:list-item>
                    <text:p text:style-name="P3"><text:span text:style-name="T1">src/</text:span></text:p>
                    <text:list>
                      <text:list-item>
                        <text:p text:style-name="P3"><text:span text:style-name="T1">assets/</text:span></text:p>
                      </text:list-item>
                      <text:list-item>
                        <text:p text:style-name="P3"><text:span text:style-name="T1">components/</text:span></text:p>
                      </text:list-item>
                      <text:list-item>
                        <text:p text:style-name="P3"><text:span text:style-name="T1">lib.rs</text:span></text:p>
                      </text:list-item>
                      <text:list-item>
                        <text:p text:style-name="P3"><text:span text:style-name="T1">main.js</text:span></text:p>
                      </text:list-item>
                      <text:list-item>
                        <text:p text:style-name="P3"><text:span text:style-name="T1">App.vue</text:span></text:p>
                      </text:list-item>
                    </text:list>
                  </text:list-item>
                </text:list>
                <text:p><text:span text:style-name="T1">Additional directories for rust module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sm-pack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JS libraries</text:span></text:p>
                <text:list>
                  <text:list-item>
                    <text:p text:style-name="P6"><text:span text:style-name="T2">wasm-tool/wasm-pack</text:span></text:p>
                  </text:list-item>
                </text:list>
              </text:list-item>
              <text:list-item>
                <text:p text:style-name="P6"><text:span text:style-name="T2">Rust libraries</text:span></text:p>
                <text:list>
                  <text:list-item>
                    <text:p text:style-name="P6"><text:span text:style-name="T2">wasm-bindgen</text:span></text:p>
                  </text:list-item>
                  <text:list-item>
                    <text:p text:style-name="P6"><text:span text:style-name="T2">wasm-bindgen-futures</text:span></text:p>
                  </text:list-item>
                  <text:list-item>
                    <text:p text:style-name="P6"><text:span text:style-name="T2">js-sys</text:span></text:p>
                  </text:list-item>
                  <text:list-item>
                    <text:p text:style-name="P6"><text:span text:style-name="T2">web-sys</text:span></text:p>
                    <text:list>
                      <text:list-item>
                        <text:p text:style-name="P7"><text:span text:style-name="T2">Every JS API called has to be declar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5:26:03.279856956</meta:creation-date>
    <meta:editing-duration>P1DT18H43M1S</meta:editing-duration>
    <meta:editing-cycles>3</meta:editing-cycles>
    <meta:generator>LibreOffice/6.0.7.3$Linux_X86_64 LibreOffice_project/00m0$Build-3</meta:generator>
    <dc:title>Blue Curve</dc:title>
    <dc:date>2020-02-12T15:05:18.425432440</dc:date>
    <meta:document-statistic meta:object-count="62"/>
  </office:meta>
</office:document-meta>
</file>